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DF0000018EB81FDB7E175265ED.png" manifest:media-type="image/png"/>
  <manifest:file-entry manifest:full-path="Pictures/1000020100000226000000D5ABFC97252C2EA31D.png" manifest:media-type="image/png"/>
  <manifest:file-entry manifest:full-path="Pictures/10000201000001D0000000E6D74826C290A4728D.png" manifest:media-type="image/png"/>
  <manifest:file-entry manifest:full-path="Pictures/10000201000001A6000000A806014EB18679DA36.png" manifest:media-type="image/png"/>
  <manifest:file-entry manifest:full-path="Pictures/10000201000000E30000014F3E218FC10B840A7B.png" manifest:media-type="image/png"/>
  <manifest:file-entry manifest:full-path="Pictures/10000000000001D6000001B3A364A3AF9E3C775A.png" manifest:media-type="image/png"/>
  <manifest:file-entry manifest:full-path="Pictures/1000020100000159000001701E6DD7CCD77E2E94.png" manifest:media-type="image/png"/>
  <manifest:file-entry manifest:full-path="Pictures/10000201000001C8000000C8282D7FAD555A6C9B.png" manifest:media-type="image/png"/>
  <manifest:file-entry manifest:full-path="Pictures/100002010000018E000000BD1705A3850F771988.png" manifest:media-type="image/png"/>
  <manifest:file-entry manifest:full-path="Pictures/10000201000001F5000000E5651BD7919368C5B2.png" manifest:media-type="image/png"/>
  <manifest:file-entry manifest:full-path="Pictures/1000020100000276000000D96758C66C25303BAC.png" manifest:media-type="image/png"/>
  <manifest:file-entry manifest:full-path="Pictures/10000201000000D60000014B8FB0AE40FCC824FA.png" manifest:media-type="image/png"/>
  <manifest:file-entry manifest:full-path="Pictures/100002010000020D000001346AE345C64DFECAFA.png" manifest:media-type="image/png"/>
  <manifest:file-entry manifest:full-path="Pictures/10000201000001F5000000E125D4DF901624007D.png" manifest:media-type="image/png"/>
  <manifest:file-entry manifest:full-path="Pictures/10000201000002D4000000D8512754980DFB4EB2.png" manifest:media-type="image/png"/>
  <manifest:file-entry manifest:full-path="Pictures/100002010000099400000515265D74DC78705580.png" manifest:media-type="image/png"/>
  <manifest:file-entry manifest:full-path="Pictures/10000201000000A40000014B5E0AB70312E7BB1C.png" manifest:media-type="image/png"/>
  <manifest:file-entry manifest:full-path="Pictures/10000201000003CB000001748FF2C9E2B73142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title">
      <style:graphic-properties fo:min-height="3.987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subtitle">
      <style:graphic-properties draw:fill-color="#ffffff" fo:min-height="9.134cm"/>
    </style:style>
    <style:style style:name="P1" style:family="paragraph">
      <style:text-properties fo:font-size="32pt" style:font-size-asian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style:text-autospace="none"/>
    </style:style>
    <style:style style:name="T1" style:family="text">
      <style:text-properties fo:font-size="32pt" style:font-size-asian="32pt"/>
    </style:style>
    <style:style style:name="T2" style:family="text">
      <style:text-properties fo:font-size="22pt"/>
    </style:style>
    <style:style style:name="T3" style:family="text">
      <style:text-properties fo:font-size="20pt"/>
    </style:style>
    <style:style style:name="T4" style:family="text">
      <style:text-properties fo:font-size="20pt" fo:font-weight="bold" style:font-weight-asian="bold" style:font-weight-complex="bold"/>
    </style:style>
    <style:style style:name="T5" style:family="text">
      <style:text-properties fo:font-variant="normal" fo:text-transform="none" fo:color="#6a8759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fo:background-color="transparent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fo:background-color="transparent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fo:background-color="transparent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标签中存在</text:span><text:span text:style-name="T1">CAM_FRONT</text:span><text:span text:style-name="T1">中没有的物体！</text:span></text:p>
          </draw:text-box>
        </draw:frame>
        <draw:frame draw:style-name="gr1" draw:text-style-name="P2" draw:layer="layout" svg:width="13.255cm" svg:height="5.952cm" svg:x="0.4cm" svg:y="4.258cm">
          <draw:image xlink:href="Pictures/10000201000001F5000000E125D4DF901624007D.png" xlink:type="simple" xlink:show="embed" xlink:actuate="onLoad">
            <text:p/>
          </draw:image>
        </draw:frame>
        <draw:frame draw:style-name="gr1" draw:text-style-name="P2" draw:layer="layout" svg:width="13.255cm" svg:height="6.058cm" svg:x="14.2cm" svg:y="4.2cm">
          <draw:image xlink:href="Pictures/10000201000001F5000000E5651BD7919368C5B2.png" xlink:type="simple" xlink:show="embed" xlink:actuate="onLoad">
            <text:p/>
          </draw:image>
        </draw:frame>
        <draw:frame presentation:style-name="pr2" draw:text-style-name="P3" draw:layer="layout" svg:width="27.6cm" svg:height="3.987cm" svg:x="0cm" svg:y="10.813cm" presentation:class="title" presentation:user-transformed="true">
          <draw:text-box>
            <text:p text:style-name="P3"><text:span text:style-name="T2">Visibility in nuScenes :</text:span><text:span text:style-name="T3">the fraction of pixels of a particular annotation that are visible </text:span><text:span text:style-name="T4">over the 6 camera</text:span><text:span text:style-name="T3"> feeds, grouped into 4 bins.</text:span><text:span text:style-name="T3"><text:line-break/></text:span><text:span text:style-name="T3">Visibility in KITTI: 1 occluded Integer (0,1,2,3) indicating occlusion state:0 = fully visible, 1 = partly occluded, 2 = largely occluded, 3 = unknown, labeled </text:span><text:span text:style-name="T4">only for image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1">标签中存在</text:span><text:span text:style-name="T1">CAM_FRONT</text:span><text:span text:style-name="T1">中没有的物体！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2.064cm" svg:height="5.291cm" svg:x="1.936cm" svg:y="8.8cm">
          <draw:image xlink:href="Pictures/10000201000001C8000000C8282D7FAD555A6C9B.png" xlink:type="simple" xlink:show="embed" xlink:actuate="onLoad">
            <text:p/>
          </draw:image>
        </draw:frame>
        <draw:frame draw:style-name="gr1" draw:text-style-name="P2" draw:layer="layout" svg:width="11.164cm" svg:height="4.444cm" svg:x="15.8cm" svg:y="9.4cm">
          <draw:image xlink:href="Pictures/10000201000001A6000000A806014EB18679DA36.png" xlink:type="simple" xlink:show="embed" xlink:actuate="onLoad">
            <text:p/>
          </draw:image>
        </draw:frame>
        <draw:frame draw:style-name="gr1" draw:text-style-name="P2" draw:layer="layout" svg:width="10.529cm" svg:height="5cm" svg:x="2.2cm" svg:y="3.4cm">
          <draw:image xlink:href="Pictures/100002010000018E000000BD1705A3850F77198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8.428cm" svg:height="7.8cm" svg:x="19.572cm" svg:y="6.8cm">
          <draw:image xlink:href="Pictures/10000000000001D6000001B3A364A3AF9E3C775A.png" xlink:type="simple" xlink:show="embed" xlink:actuate="onLoad">
            <text:p/>
          </draw:image>
        </draw:frame>
        <draw:frame draw:style-name="gr1" draw:text-style-name="P2" draw:layer="layout" svg:width="19.225cm" svg:height="10.2cm" svg:x="0.106cm" svg:y="5.2cm">
          <draw:image xlink:href="Pictures/100002010000099400000515265D74DC7870558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draw:frame presentation:style-name="pr1" draw:layer="layout" svg:width="25.199cm" svg:height="4.505cm" svg:x="1.4cm" svg:y="-0.31cm" presentation:class="title" presentation:user-transformed="true">
          <draw:text-box>
            <text:p>基于LIDAR_TOP的3D标签<text:line-break/>投影到2D后不紧凑</text:p>
          </draw:text-box>
        </draw:frame>
        <draw:frame draw:style-name="gr1" draw:text-style-name="P2" draw:layer="layout" svg:width="13.6cm" svg:height="5.21cm" svg:x="13.964cm" svg:y="10.448cm">
          <draw:image xlink:href="Pictures/10000201000003CB000001748FF2C9E2B73142FD.png" xlink:type="simple" xlink:show="embed" xlink:actuate="onLoad">
            <text:p/>
          </draw:image>
        </draw:frame>
        <draw:frame draw:style-name="gr1" draw:text-style-name="P2" draw:layer="layout" svg:width="12.897cm" svg:height="3.847cm" svg:x="0.467cm" svg:y="11.658cm">
          <draw:image xlink:href="Pictures/10000201000002D4000000D8512754980DFB4E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draw:frame presentation:style-name="pr1" draw:layer="layout" svg:width="25.199cm" svg:height="3.989cm" svg:x="1.4cm" svg:y="-0.052cm" presentation:class="title" presentation:user-transformed="true">
          <draw:text-box>
            <text:p>NuScenes:Max. truncation = 0？<text:line-break/>KITTI:0~1</text:p>
          </draw:text-box>
        </draw:frame>
        <draw:frame presentation:style-name="pr5" draw:text-style-name="P4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5.661cm" svg:height="8.757cm" svg:x="0.4cm" svg:y="6.6cm">
          <draw:image xlink:href="Pictures/10000201000000D60000014B8FB0AE40FCC824FA.png" xlink:type="simple" xlink:show="embed" xlink:actuate="onLoad">
            <text:p/>
          </draw:image>
        </draw:frame>
        <draw:frame draw:style-name="gr1" draw:text-style-name="P2" draw:layer="layout" svg:width="4.338cm" svg:height="8.757cm" svg:x="6.862cm" svg:y="6.6cm">
          <draw:image xlink:href="Pictures/10000201000000A40000014B5E0AB70312E7BB1C.png" xlink:type="simple" xlink:show="embed" xlink:actuate="onLoad">
            <text:p/>
          </draw:image>
        </draw:frame>
        <draw:frame draw:style-name="gr1" draw:text-style-name="P2" draw:layer="layout" svg:width="6.005cm" svg:height="8.863cm" svg:x="12.195cm" svg:y="6.537cm">
          <draw:image xlink:href="Pictures/10000201000000E30000014F3E218FC10B840A7B.png" xlink:type="simple" xlink:show="embed" xlink:actuate="onLoad">
            <text:p/>
          </draw:image>
        </draw:frame>
        <draw:frame draw:style-name="gr1" draw:text-style-name="P2" draw:layer="layout" svg:width="9.127cm" svg:height="9.736cm" svg:x="18.473cm" svg:y="5.8cm">
          <draw:image xlink:href="Pictures/1000020100000159000001701E6DD7CCD77E2E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漂移？</text:p>
          </draw:text-box>
        </draw:frame>
        <draw:frame presentation:style-name="pr5" draw:text-style-name="P4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2.276cm" svg:height="6.084cm" svg:x="0.724cm" svg:y="3.516cm">
          <draw:image xlink:href="Pictures/10000201000001D0000000E6D74826C290A4728D.png" xlink:type="simple" xlink:show="embed" xlink:actuate="onLoad">
            <text:p/>
          </draw:image>
        </draw:frame>
        <draw:frame draw:style-name="gr1" draw:text-style-name="P2" draw:layer="layout" svg:width="14.551cm" svg:height="5.635cm" svg:x="13.6cm" svg:y="4cm">
          <draw:image xlink:href="Pictures/1000020100000226000000D5ABFC97252C2EA31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5">'vehicle.motorcycle'</text:span><text:span text:style-name="T6">: </text:span><text:span text:style-name="T5">'Cyclist'</text:span><text:span text:style-name="T7">,</text:span><text:span text:style-name="T7"><text:line-break/></text:span><text:span text:style-name="T5">'vehicle.bicycle'</text:span><text:span text:style-name="T6">: </text:span><text:span text:style-name="T5">'Cyclist'</text:span><text:span text:style-name="T7">,</text:span></text:p>
          </draw:text-box>
        </draw:frame>
        <draw:frame draw:style-name="gr1" draw:text-style-name="P2" draw:layer="layout" svg:width="16.668cm" svg:height="5.74cm" svg:x="1.2cm" svg:y="4.06cm">
          <draw:image xlink:href="Pictures/1000020100000276000000D96758C66C25303BA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太近？</text:p>
          </draw:text-box>
        </draw:frame>
        <draw:frame draw:style-name="gr1" draw:text-style-name="P2" draw:layer="layout" svg:width="12.681cm" svg:height="6.866cm" svg:x="14.6cm" svg:y="7.534cm">
          <draw:image xlink:href="Pictures/10000201000002DF0000018EB81FDB7E175265ED.png" xlink:type="simple" xlink:show="embed" xlink:actuate="onLoad">
            <text:p/>
          </draw:image>
        </draw:frame>
        <draw:frame draw:style-name="gr1" draw:text-style-name="P2" draw:layer="layout" svg:width="13.09cm" svg:height="7.679cm" svg:x="0.51cm" svg:y="6.721cm">
          <draw:image xlink:href="Pictures/100002010000020D000001346AE345C64DFECAF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4:25:04.584772681</meta:creation-date>
    <dc:date>2020-01-21T14:59:23.800196996</dc:date>
    <meta:editing-duration>PT24M8S</meta:editing-duration>
    <meta:editing-cycles>5</meta:editing-cycles>
    <meta:generator>LibreOffice/6.0.7.3$Linux_X86_64 LibreOffice_project/00m0$Build-3</meta:generator>
    <meta:document-statistic meta:object-count="68"/>
  </office:meta>
</office:document-meta>
</file>